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B0000048F1CBC3EB7B98128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699" officeooo:paragraph-rsid="001e56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Clases</text:p>
      <text:p text:style-name="P1"><draw:frame draw:style-name="fr1" draw:name="Imagen1" text:anchor-type="paragraph" svg:x="1.058cm" svg:y="0.296cm" svg:width="23.499cm" svg:height="16.217cm" draw:z-index="0"><draw:image xlink:href="Pictures/100000000000069B0000048F1CBC3EB7B981283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5:14:36.653000000</meta:creation-date>
    <dc:date>2020-06-04T15:15:48.264000000</dc:date>
    <meta:editing-duration>PT1M12S</meta:editing-duration>
    <meta:editing-cycles>1</meta:editing-cycles>
    <meta:document-statistic meta:table-count="0" meta:image-count="1" meta:object-count="0" meta:page-count="1" meta:paragraph-count="1" meta:word-count="3" meta:character-count="18" meta:non-whitespace-character-count="16"/>
    <meta:generator>LibreOffice/6.2.0.3$Windows_X86_64 LibreOffice_project/98c6a8a1c6c7b144ce3cc729e34964b47ce25d62</meta:generator>
  </office:meta>
</office:document-meta>
</file>